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DM_Serif_Display_1.ttf" manifest:media-type="application/x-font-ttf"/>
  <manifest:file-entry manifest:full-path="Fonts/Font_Liberation_Sans_3.ttf" manifest:media-type="application/x-font-ttf"/>
  <manifest:file-entry manifest:full-path="Fonts/Font_DM_Serif_Display_2.ttf" manifest:media-type="application/x-font-ttf"/>
  <manifest:file-entry manifest:full-path="Fonts/Font_Liberation_Sans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ora_1.ttf" manifest:media-type="application/x-font-ttf"/>
  <manifest:file-entry manifest:full-path="Fonts/Font_Lora_2.ttf" manifest:media-type="application/x-font-ttf"/>
  <manifest:file-entry manifest:full-path="Fonts/Font_Lora_3.ttf" manifest:media-type="application/x-font-ttf"/>
  <manifest:file-entry manifest:full-path="Fonts/Font_Lora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Lucida_Sans_3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M Serif Display" svg:font-family="'DM Serif Display'" style:font-family-generic="roman" style:font-pitch="variable">
      <svg:font-face-src>
        <svg:font-face-uri xlink:href="Fonts/Font_DM_Serif_Display_1.ttf" xlink:type="simple" loext:font-style="normal" loext:font-weight="normal">
          <svg:font-face-format svg:string="truetype"/>
        </svg:font-face-uri>
        <svg:font-face-uri xlink:href="Fonts/Font_DM_Serif_Display_2.ttf" xlink:type="simple" loext:font-style="normal" loext:font-weight="bold">
          <svg:font-face-format svg:string="truetype"/>
        </svg:font-face-uri>
        <svg:font-face-uri xlink:href="Fonts/Font_DM_Serif_Display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ra" svg:font-family="Lora" style:font-pitch="variable">
      <svg:font-face-src>
        <svg:font-face-uri xlink:href="Fonts/Font_Lora_1.ttf" xlink:type="simple" loext:font-style="normal" loext:font-weight="normal">
          <svg:font-face-format svg:string="truetype"/>
        </svg:font-face-uri>
        <svg:font-face-uri xlink:href="Fonts/Font_Lora_2.ttf" xlink:type="simple" loext:font-style="normal" loext:font-weight="bold">
          <svg:font-face-format svg:string="truetype"/>
        </svg:font-face-uri>
        <svg:font-face-uri xlink:href="Fonts/Font_Lora_3.ttf" xlink:type="simple" loext:font-style="italic" loext:font-weight="normal">
          <svg:font-face-format svg:string="truetype"/>
        </svg:font-face-uri>
        <svg:font-face-uri xlink:href="Fonts/Font_Lora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normal" loext:font-weight="bold">
          <svg:font-face-format svg:string="truetype"/>
        </svg:font-face-uri>
        <svg:font-face-uri xlink:href="Fonts/Font_Lucida_Sans_3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DM Serif Display" fo:font-size="9.5pt" style:font-size-asian="9.5pt" style:font-size-complex="9.5pt"/>
    </style:style>
    <style:style style:name="P2" style:family="paragraph" style:parent-style-name="Standard">
      <style:text-properties style:font-name="Lora" fo:font-size="9.5pt" officeooo:paragraph-rsid="00056438" style:font-size-asian="9.5pt" style:font-size-complex="9.5pt"/>
    </style:style>
    <style:style style:name="P3" style:family="paragraph" style:parent-style-name="Heading_20_2">
      <style:text-properties fo:font-size="9.5pt" style:font-size-asian="9.5pt" style:font-size-complex="9.5pt"/>
    </style:style>
    <style:style style:name="P4" style:family="paragraph" style:parent-style-name="Standard" style:list-style-name="L1">
      <style:text-properties style:font-name="Lora" fo:font-size="9.5pt" officeooo:paragraph-rsid="00056438" style:font-size-asian="9.5pt" style:font-size-complex="9.5pt"/>
    </style:style>
    <style:style style:name="P5" style:family="paragraph" style:parent-style-name="Standard">
      <style:text-properties style:font-name="Lora" fo:font-size="9.5pt" fo:font-weight="bold" officeooo:paragraph-rsid="00056438" style:font-size-asian="9.5pt" style:font-weight-asian="bold" style:font-size-complex="9.5pt" style:font-weight-complex="bold"/>
    </style:style>
    <style:style style:name="P6" style:family="paragraph" style:parent-style-name="Standard">
      <style:text-properties style:font-name="Lora" fo:font-size="9.5pt" fo:font-style="italic" officeooo:paragraph-rsid="00056438" style:font-size-asian="9.5pt" style:font-style-asian="italic" style:font-size-complex="9.5pt" style:font-style-complex="italic"/>
    </style:style>
    <style:style style:name="P7" style:family="paragraph" style:parent-style-name="Standard" style:list-style-name="L2">
      <style:text-properties style:font-name="Lora" fo:font-size="9.5pt" officeooo:paragraph-rsid="00056438" style:font-size-asian="9.5pt" style:font-size-complex="9.5pt"/>
    </style:style>
    <style:style style:name="P8" style:family="paragraph" style:parent-style-name="Standard">
      <style:text-properties style:font-name="Lora" fo:font-size="9.5pt" fo:font-style="italic" officeooo:paragraph-rsid="0007739d" style:font-size-asian="9.5pt" style:font-style-asian="italic" style:font-size-complex="9.5pt" style:font-style-complex="italic"/>
    </style:style>
    <style:style style:name="P9" style:family="paragraph" style:parent-style-name="Standard" style:list-style-name="L3">
      <style:text-properties style:font-name="Lora" fo:font-size="9.5pt" officeooo:paragraph-rsid="00056438" style:font-size-asian="9.5pt" style:font-size-complex="9.5pt"/>
    </style:style>
    <style:style style:name="P10" style:family="paragraph" style:parent-style-name="Standard" style:list-style-name="L4">
      <style:text-properties style:font-name="Lora" fo:font-size="9.5pt" officeooo:paragraph-rsid="00056438" style:font-size-asian="9.5pt" style:font-size-complex="9.5pt"/>
    </style:style>
    <style:style style:name="P11" style:family="paragraph" style:parent-style-name="Standard" style:list-style-name="L5">
      <style:text-properties style:font-name="Lora" fo:font-size="9.5pt" officeooo:paragraph-rsid="00056438" style:font-size-asian="9.5pt" style:font-size-complex="9.5pt"/>
    </style:style>
    <style:style style:name="P12" style:family="paragraph" style:parent-style-name="Standard" style:list-style-name="L6">
      <style:text-properties style:font-name="Lora" fo:font-size="9.5pt" officeooo:paragraph-rsid="00056438" style:font-size-asian="9.5pt" style:font-size-complex="9.5pt"/>
    </style:style>
    <style:style style:name="P13" style:family="paragraph" style:parent-style-name="Standard" style:list-style-name="L7">
      <style:text-properties style:font-name="Lora" fo:font-size="9.5pt" officeooo:paragraph-rsid="00056438" style:font-size-asian="9.5pt" style:font-size-complex="9.5pt"/>
    </style:style>
    <style:style style:name="T1" style:family="text">
      <style:text-properties style:font-name="DM Serif Display" fo:font-size="12pt" style:font-size-asian="12pt" style:font-size-complex="12pt"/>
    </style:style>
    <style:style style:name="T2" style:family="text">
      <style:text-properties style:font-name="Lora" fo:font-size="9.5pt" style:font-size-asian="9.5pt" style:font-size-complex="9.5pt"/>
    </style:style>
    <style:style style:name="T3" style:family="text">
      <style:text-properties style:font-name="DM Serif Display" officeooo:rsid="00056438"/>
    </style:style>
    <style:style style:name="T4" style:family="text">
      <style:text-properties style:font-name="DM Serif Display"/>
    </style:style>
    <style:style style:name="T5" style:family="text">
      <style:text-properties officeooo:rsid="00056438"/>
    </style:style>
    <style:style style:name="T6" style:family="text">
      <style:text-properties officeooo:rsid="0007739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Misscha Chidley</text:span><text:a xlink:type="simple" xlink:href="mailto:misscha489@gmail.com" text:style-name="Internet_20_link" text:visited-style-name="Visited_20_Internet_20_Link"><text:span text:style-name="T2"/></text:a></text:p>
      <text:h text:style-name="P1" text:outline-level="2">SUMMARY</text:h>
      <text:p text:style-name="P2">Detail-oriented and tech-savvy professional with strong written and verbal communication skills in English, along with past experience assisting Spanish-speaking clients. Experienced in administrative support, data management, and problem-solving, with a keen ability to handle large volumes of information efficiently. Highly organized and analytical, capable of working independently in remote environments while maintaining accuracy. Proficient in a variety of software tools and a fast, accurate typist. Seeking a remote role in administrative assistance, data entry, transcription, or content moderation.</text:p>
      <text:h text:style-name="P3" text:outline-level="2"><text:span text:style-name="T3">S</text:span><text:span text:style-name="T4">KILLS</text:span></text:h>
      <text:list text:style-name="L1">
        <text:list-item>
          <text:p text:style-name="P4">Proficient in English; conversational Spanish (previous experience assisting Spanish-speaking customers)</text:p>
        </text:list-item>
        <text:list-item>
          <text:p text:style-name="P4">Exceptional written communication and documentation skills</text:p>
        </text:list-item>
        <text:list-item>
          <text:p text:style-name="P4"><text:span text:style-name="T5">S</text:span>trong organizational and data management abilities</text:p>
        </text:list-item>
        <text:list-item>
          <text:p text:style-name="P4">High attention to detail and accuracy</text:p>
        </text:list-item>
        <text:list-item>
          <text:p text:style-name="P4">Ability to work independently with minimal supervision</text:p>
        </text:list-item>
        <text:list-item>
          <text:p text:style-name="P4">Proficient in office software (Microsoft Office, Google Suite)</text:p>
        </text:list-item>
        <text:list-item>
          <text:p text:style-name="P4">Fast and precise typing (55+ WPM with high accuracy)</text:p>
        </text:list-item>
        <text:list-item>
          <text:p text:style-name="P4">Basic troubleshooting and technical support skills</text:p>
        </text:list-item>
        <text:list-item>
          <text:p text:style-name="P4">Experience with online community moderation and content management</text:p>
        </text:list-item>
      </text:list>
      <text:h text:style-name="P1" text:outline-level="2">EXPERIENCE</text:h>
      <text:p text:style-name="P5">Administrative Assistant Intern</text:p>
      <text:p text:style-name="P6">Carlota Alfaro College—San Juan, P<text:span text:style-name="T6">uerto Rico</text:span><text:bookmark-start text:name="__DdeLink__390_3203717716"/><text:span text:style-name="T6">, United States</text:span><text:bookmark-end text:name="__DdeLink__390_3203717716"/></text:p>
      <text:list text:style-name="L2">
        <text:list-item>
          <text:p text:style-name="P7">Created and maintained digital and physical records for educational and administrative departments.</text:p>
        </text:list-item>
        <text:list-item>
          <text:p text:style-name="P7">Reorganized filing systems to enhance efficiency and accessibility.</text:p>
        </text:list-item>
        <text:list-item>
          <text:p text:style-name="P7">Assisted with general office tasks, data entry, and document organization.</text:p>
        </text:list-item>
      </text:list>
      <text:p text:style-name="P2"/>
      <text:p text:style-name="P5">Technical Support Representative</text:p>
      <text:p text:style-name="P8">Teleperformance—Boca Raton, <text:span text:style-name="T6">Florida, United States</text:span></text:p>
      <text:list text:style-name="L3">
        <text:list-item>
          <text:p text:style-name="P9">Provided troubleshooting support for software and hardware issues.</text:p>
        </text:list-item>
        <text:list-item>
          <text:p text:style-name="P9">Maintained detailed client records and case logs for follow-up actions.</text:p>
        </text:list-item>
        <text:list-item>
          <text:p text:style-name="P9">Assisted customers in both English and Spanish, ensuring clarity and accuracy.</text:p>
        </text:list-item>
      </text:list>
      <text:p text:style-name="P2"/>
      <text:p text:style-name="P5">Tier 3 Customer Service Representative</text:p>
      <text:p text:style-name="P8">Answernet—Orlando, F<text:span text:style-name="T6">lorida, United States</text:span></text:p>
      <text:list text:style-name="L4">
        <text:list-item>
          <text:p text:style-name="P10">Handled inquiries and processed reservations with high accuracy.</text:p>
        </text:list-item>
        <text:list-item>
          <text:p text:style-name="P10">Maintained quality standards for order processing and documentation.</text:p>
        </text:list-item>
        <text:list-item>
          <text:p text:style-name="P10">Applied problem-solving skills to efficiently resolve customer issues.</text:p>
        </text:list-item>
      </text:list>
      <text:p text:style-name="P2"/>
      <text:p text:style-name="P5">Independent Projects &amp; Additional Experience</text:p>
      <text:list text:style-name="L5">
        <text:list-item>
          <text:p text:style-name="P11">Created and maintained several game modifications, showcasing technical proficiency, attention to detail, and problem-solving abilities.</text:p>
        </text:list-item>
        <text:list-item>
          <text:p text:style-name="P11">Provided informal care giving for a family member, demonstrating time management, responsibility, and adaptability.</text:p>
        </text:list-item>
      </text:list>
      <text:h text:style-name="P1" text:outline-level="2">EDUCATION &amp; CERTIFICATIONS</text:h>
      <text:list text:style-name="L6">
        <text:list-item>
          <text:p text:style-name="P12">Self-directed learning in technology, office administration, and content management</text:p>
        </text:list-item>
        <text:list-item>
          <text:p text:style-name="P12">Additional training in online tools and remote work best practices (in progress)</text:p>
        </text:list-item>
      </text:list>
      <text:h text:style-name="P1" text:outline-level="2">TECHNICAL SKILLS</text:h>
      <text:list text:style-name="L7">
        <text:list-item>
          <text:p text:style-name="P13">Microsoft Office Suite (Word, Excel, Outlook)</text:p>
        </text:list-item>
        <text:list-item>
          <text:p text:style-name="P13">Google Workspace (Docs, Sheets, Drive)</text:p>
        </text:list-item>
        <text:list-item>
          <text:p text:style-name="P13">Basic troubleshooting and IT support knowledge</text:p>
        </text:list-item>
        <text:list-item>
          <text:p text:style-name="P13">Content moderation and data organization</text:p>
        </text:list-item>
        <text:list-item>
          <text:p text:style-name="P13">Typing speed: 55+ WPM (290+ CPM) with high accurac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M Serif Display" svg:font-family="'DM Serif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1:15:14.457000000</meta:creation-date>
    <meta:editing-duration>PT1M20S</meta:editing-duration>
    <meta:editing-cycles>3</meta:editing-cycles>
    <meta:generator>LibreOffice/24.8.5.2$Windows_X86_64 LibreOffice_project/fddf2685c70b461e7832239a0162a77216259f22</meta:generator>
    <dc:subject>Resume</dc:subject>
    <dc:title>Misscha Chidley</dc:title>
    <meta:keyword>professional</meta:keyword>
    <meta:keyword>career</meta:keyword>
    <meta:keyword>job</meta:keyword>
    <meta:keyword>employment</meta:keyword>
    <meta:keyword>resume</meta:keyword>
    <dc:date>2025-03-05T14:48:26.115000000</dc:date>
    <meta:document-statistic meta:table-count="0" meta:image-count="0" meta:object-count="0" meta:page-count="1" meta:paragraph-count="41" meta:word-count="381" meta:character-count="2836" meta:non-whitespace-character-count="2526"/>
  </office:meta>
</office:document-meta>
</file>